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106cm" loext:contextual-spacing="false" fo:text-align="justify" style:justify-single-word="false"/>
      <style:text-properties fo:font-size="12pt" officeooo:rsid="00192846" officeooo:paragraph-rsid="00192846" style:font-size-asian="12pt" style:font-size-complex="12pt"/>
    </style:style>
    <style:style style:name="P3" style:family="paragraph" style:parent-style-name="Standard">
      <style:paragraph-properties fo:margin-top="0cm" fo:margin-bottom="0.106cm" loext:contextual-spacing="false" fo:text-align="justify" style:justify-single-word="false"/>
      <style:text-properties officeooo:rsid="00192846" officeooo:paragraph-rsid="00192846"/>
    </style:style>
    <style:style style:name="P4" style:family="paragraph" style:parent-style-name="Text_20_body">
      <style:paragraph-properties fo:margin-top="0cm" fo:margin-bottom="0.106cm" loext:contextual-spacing="false" fo:text-align="justify" style:justify-single-word="false"/>
      <style:text-properties fo:font-size="12pt" officeooo:rsid="00171df4" officeooo:paragraph-rsid="00171df4" style:font-size-asian="12pt" style:font-size-complex="12pt"/>
    </style:style>
    <style:style style:name="P5" style:family="paragraph" style:parent-style-name="Text_20_body">
      <style:paragraph-properties fo:text-align="justify" style:justify-single-word="false"/>
    </style:style>
    <style:style style:name="P6" style:family="paragraph" style:parent-style-name="Standard">
      <style:paragraph-properties fo:margin-top="0cm" fo:margin-bottom="0.106cm" loext:contextual-spacing="false" fo:text-align="justify" style:justify-single-word="false"/>
      <style:text-properties officeooo:rsid="00192846" officeooo:paragraph-rsid="00192846"/>
    </style:style>
    <style:style style:name="P7" style:family="paragraph" style:parent-style-name="Standard">
      <style:paragraph-properties fo:margin-top="0cm" fo:margin-bottom="0.106cm" loext:contextual-spacing="false" fo:text-align="justify" style:justify-single-word="false"/>
      <style:text-properties fo:font-size="12pt" officeooo:rsid="00192846" officeooo:paragraph-rsid="00192846" style:font-size-asian="12pt" style:font-size-complex="12pt"/>
    </style:style>
    <style:style style:name="P8" style:family="paragraph" style:parent-style-name="Standard">
      <style:paragraph-properties fo:margin-top="0cm" fo:margin-bottom="0.106cm" loext:contextual-spacing="false" fo:text-align="justify" style:justify-single-word="false"/>
      <style:text-properties fo:font-size="12pt" officeooo:rsid="00192846" officeooo:paragraph-rsid="001bbd7a" style:font-size-asian="12pt" style:font-size-complex="12pt"/>
    </style:style>
    <style:style style:name="P9" style:family="paragraph" style:parent-style-name="Standard">
      <style:paragraph-properties fo:margin-top="0cm" fo:margin-bottom="0.106cm" loext:contextual-spacing="false" fo:text-align="justify" style:justify-single-word="false"/>
      <style:text-properties fo:font-size="12pt" officeooo:rsid="00192846" officeooo:paragraph-rsid="001cc9b3" style:font-size-asian="12pt" style:font-size-complex="12pt"/>
    </style:style>
    <style:style style:name="P10" style:family="paragraph" style:parent-style-name="Standard">
      <style:paragraph-properties fo:margin-top="0cm" fo:margin-bottom="0.106cm" loext:contextual-spacing="false" fo:text-align="justify" style:justify-single-word="false"/>
      <style:text-properties fo:font-size="12pt" fo:font-weight="bold" officeooo:rsid="00192846" officeooo:paragraph-rsid="00192846" style:font-size-asian="12pt" style:font-weight-asian="bold" style:font-size-complex="12pt" style:font-weight-complex="bold"/>
    </style:style>
    <style:style style:name="P11" style:family="paragraph" style:parent-style-name="Standard">
      <style:paragraph-properties fo:margin-top="0cm" fo:margin-bottom="0.106cm" loext:contextual-spacing="false" fo:text-align="justify" style:justify-single-word="false" fo:break-before="page"/>
      <style:text-properties fo:font-size="12pt" officeooo:rsid="00192846" officeooo:paragraph-rsid="001bbd7a" style:font-size-asian="12pt" style:font-size-complex="12pt"/>
    </style:style>
    <style:style style:name="P12" style:family="paragraph" style:parent-style-name="Standard">
      <style:paragraph-properties fo:margin-top="0cm" fo:margin-bottom="0.106cm" loext:contextual-spacing="false" fo:text-align="justify" style:justify-single-word="false" fo:break-before="page"/>
      <style:text-properties fo:font-size="20pt" officeooo:rsid="00192846" officeooo:paragraph-rsid="00192846" style:font-size-asian="20pt" style:font-size-complex="20pt"/>
    </style:style>
    <style:style style:name="P13" style:family="paragraph" style:parent-style-name="Standard">
      <style:paragraph-properties fo:margin-top="0cm" fo:margin-bottom="0.106cm" loext:contextual-spacing="false" fo:text-align="justify" style:justify-single-word="false" fo:break-before="page"/>
      <style:text-properties fo:font-size="20pt" fo:font-weight="bold" officeooo:rsid="00192846" officeooo:paragraph-rsid="00192846" style:font-size-asian="20pt" style:font-weight-asian="bold" style:font-size-complex="20pt" style:font-weight-complex="bold"/>
    </style:style>
    <style:style style:name="P14" style:family="paragraph" style:parent-style-name="Standard" style:master-page-name="Standard">
      <style:paragraph-properties fo:margin-top="0cm" fo:margin-bottom="0.106cm" loext:contextual-spacing="false" fo:text-align="justify" style:justify-single-word="false" style:page-number="1"/>
      <style:text-properties fo:font-size="20pt" fo:font-weight="bold" officeooo:rsid="00192846" officeooo:paragraph-rsid="00192846"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officeooo:rsid="001bbd7a"/>
    </style:style>
    <style:style style:name="T3" style:family="text">
      <style:text-properties officeooo:rsid="001cc9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cnología en personas discapacitada:</text:p>
      <text:p text:style-name="P2"/>
      <text:p text:style-name="P10">Sistemas alternativos y aumentativos de acceso a la información del entorno</text:p>
      <text:p text:style-name="P2">Son recursos y herramientas TIC al servicio de personas con discapacidad visual o auditiva, que modifican la señal, aumentándola o cambiándola para poder ser percibida de una forma más accesible. Como hemos visto, la tecnología para discapacitados visuales es uno de los términos más populares dentro de las búsquedas de sistemas de apoyo para personas con discapacidad y la podemos encontrar en:</text:p>
      <text:p text:style-name="P2"><text:s text:c="4"/>Los sistemas aumentativos se dirigen a personas con dificultades visuales y auditivas, pero que aún conservan parte de sus capacidades sensoriales. <text:s/>El dispositivo aumenta la señal que se envía al sujeto para que pueda ser recibida por él sin problemas.</text:p>
      <text:p text:style-name="P2"><text:s text:c="4"/>Los sistemas alternativos son medios que permiten, a personas a las que es imposible que la información les llegue mediante una determinada modalidad sensorial, cambiar la naturaleza de esa información de modo que puedan acceder a ella a través de otra modalidad sensorial que la persona mantenga funcional.</text:p>
      <text:p text:style-name="P2">Algunos ejemplos de estos recursos para personas con discapacidad son:</text:p>
      <text:p text:style-name="P2"><text:s text:c="4"/>Tecnologías del habla: reconocimiento de voz, conversión texto-voz, etc.</text:p>
      <text:p text:style-name="P2"><text:s text:c="4"/>Sistemas multimedia interactivos: son sistemas que procesan, almacenan y trasmiten de forma integrada imágenes, voz, texto y datos, ofreciendo la posibilidad de actuar sobre los contenidos de los mismos, de modo que la persona interactúe con ellos.</text:p>
      <text:p text:style-name="P2"><text:s text:c="4"/>Comunicaciones avanzadas: videotelefonía o teléfono de textos.</text:p>
      <text:p text:style-name="P2"/>
      <text:p text:style-name="P2"><text:s/><text:span text:style-name="T1">Sistemas alternativos y aumentativos de comunicación</text:span></text:p>
      <text:p text:style-name="P2">Sistemas desarrollados para personas que por su discapacidad no pueden acceder a un código verbal-oral de comunicación.</text:p>
      <text:p text:style-name="P2"><text:s text:c="4"/>Los sistemas aumentativos son instrumentos que complementan el lenguaje oral, cuando, por sí solo resulta insuficiente para mantener una comunicación efectiva con los demás.</text:p>
      <text:p text:style-name="P2"><text:s text:c="4"/>Los sistemas alternativos son cualquier forma de comunicación distinta al habla y empleada por una persona en contextos de comunicación cara a cara.</text:p>
      <text:p text:style-name="P2">Estos recursos para personas con discapacidad se pueden clasificar en:</text:p>
      <text:p text:style-name="P2"><text:s text:c="4"/>Sistemas con soporte: tableros de comunicación, comunicadores, programas para ordenador.</text:p>
      <text:p text:style-name="P2"><text:s text:c="4"/>Sistemas sin soporte: Signos manuales, mímica, gestos.</text:p>
      <text:p text:style-name="P2"/>
      <text:p text:style-name="P8"/>
      <text:p text:style-name="P11"><text:s/><text:span text:style-name="T1">Tecnologías de acceso al ordenador</text:span></text:p>
      <text:p text:style-name="P8">Adaptar la tecnología para personas con discapacidad a partir de instrumentos, herramientas, interfaces adaptativas que permiten a personas con discapacidad física o sensorial hacer uso de un ordenador. Por ejemplo:</text:p>
      <text:p text:style-name="P2"><text:s text:c="4"/>Señalizadores y pulsadores: herramientas que permiten al usuario acceder a periféricos del ordenador, sin necesidad de cambiarlos o adaptarlos. Algunos ejemplos son: varilla bucal (permite al usuario pulsar las teclas del ordenador sujetándola con la boca); pulsador de pie (para accionar con el pie); pulsador fibra óptica (se acciona con movimientos oculares); etc.</text:p>
      <text:p text:style-name="P2"><text:s text:c="4"/>Teclados: Existen varios tipos de teclados que usan las personas con discapacidad. Algunos ejemplos son: teclados especiales (más amplios de lo normal o más reducidos para adaptarlos a la amplitud de movimiento de los usuarios); teclado ergonómico (para adaptarse a la forma de las manos o los dedos, o para ser usados con una sola mano); teclado de conceptos (pueden programarse y asociarse a diversos espacios del mismo, además también se puede programar el tamaño de cada tecla para adaptarla a las necesidades del usuario); línea braille (traduce la información del monitor, ya sea textos, gráficos u otros, al lenguaje braille); etc.</text:p>
      <text:p text:style-name="P2"><text:s text:c="4"/>Ratones: ratón de bola (permite dirigir el movimiento del cursor con la bola central que posee, sin necesidad de tener que desplazarlo sobre la mesa); ratones especiales (con diseños ergonómicos o inalámbricos); ratón de barrido; ratón boca (para accionar con la boca); ratón por infrarrojos (emulador de ratón mediante un sensor colocado en la cabeza del usuario y una unidad de control colocada sobre el monitor del ordenador); etc.</text:p>
      <text:p text:style-name="P2"><text:s text:c="4"/>Otros dispositivos: Pizarras electrónicas, bastones digitales, navegadores adaptados, pantallas táctiles, etc.</text:p>
      <text:p text:style-name="P2"/>
      <text:p text:style-name="P10">Tecnologías para la movilidad personal</text:p>
      <text:p text:style-name="P2">Relacionados con la movilidad de las personas y las barreras arquitectónicas. Son instrumentos destinados a disminuir una discapacidad, realizando la función que la persona por sí misma no puede hacer. Por ejemplo: brazos o soportes articulados, comunicadores adosados a silla de ruedas, micro-robots, grúas adaptadas, etc.</text:p>
      <text:p text:style-name="P2">Dos ejemplos de esta tecnología para personas con discapacidad motriz son:</text:p>
      <text:p text:style-name="P2"><text:tab/>Chip para parapléjicos: creado por científicos británicos, es un pequeño dispositivo implantable <text:s/>que libera impulsos eléctricos para ayudar a personas paralizadas a ejercitarse. Se coloca entre los nervios espinales donde libera impulsos eléctricos.</text:p>
      <text:p text:style-name="P2"><text:tab/>“Phantom” o dedo-robot para ciegos: mecanismo que, mediante una combinación de escenarios de realidad virtual unidos a un dedo-robot, permite a los ciegos sentir el tacto de los objetos representados informáticamente, permitiéndole apreciar si una estructura es cóncava o convexa, o conocer la textura o el grosor de una pieza. Unido, por ejemplo, al mapa de una casa, la persona ciega puede hacerse un croquis mental de ella y evitar los posibles obstáculos.</text:p>
      <text:p text:style-name="P2"><text:soft-page-break/></text:p>
      <text:p text:style-name="P10"><text:s/>Sistemas de control de entornos.</text:p>
      <text:p text:style-name="P2">Estos recursos tecnológicos para personas con discapacidad permiten, con fines comunicativos, la manipulación de dispositivos que ayudan a controlar el entorno y lo hacen más accesible.</text:p>
      <text:p text:style-name="P2">Dos ejemplo de esta tecnologías para personas con discapacidad:</text:p>
      <text:p text:style-name="P2"><text:tab/>Control ambiental: interfaces y herramientas que permiten a personas con discapacidad motora poder contralar dispositivos de uso doméstico. Un claro ejemplo de ellas es la denominada “Domótica”, tecnología que sirve de base a muchas de las funcionalidades de los hogares inteligentes.</text:p>
      <text:p text:style-name="P2"><text:tab/>Realidad aumentada: Utiliza nuevos dispositivos de entrada y salida en asistencia a personas con discapacidad, tales como: guantes sensitivos; posicionadores en el espacio (que permiten la orientación del usuario); gafas inteligentes auditivas (dotadas con sensores y tecnología de realidad aumentada que convierten los obstáculos en sonidos tridimensionales y les guían para evitarlos); etc.</text:p>
      <text:p text:style-name="P2"/>
      <text:p text:style-name="P10">Aplicaciones para personas con discapacidad</text:p>
      <text:p text:style-name="P2">Como hemos visto, el teléfono móvil es la herramienta TIC más empleada y generalizada ¿Conoces estas aplicaciones para personas con discapacidad? Su uso hace su día a día más cómodo:</text:p>
      <text:p text:style-name="P2"><text:s text:c="4"/>Accesibility Scan: Una solución tecnológica para personas que permite el uso del móvil a personas con severos problemas de movilidad gracias a su sistema de activación por toques.</text:p>
      <text:p text:style-name="P2"><text:s text:c="4"/>Google Talkback: Aplicación para personas con discapacidad visual que traduce a voz lo que está escrito o figura en la pantalla del móvil.</text:p>
      <text:p text:style-name="P2"><text:s text:c="4"/>Usound: Aplicación para personas con discapacidad auditiva disponible tanto para Android como para IOS que adapta el sonido a las necesidades de la persona y a su nivel de audición.</text:p>
      <text:p text:style-name="P2"><text:s text:c="4"/>DILO: Aplicación para personas con discapacidad en el habla que ayuda en la comunicación con su entorno familiar y social.</text:p>
      <text:p text:style-name="P2"><text:s text:c="4"/>Renfe Atendo: Aplicación para gestionar la compra de billetes y reserva de plazas a personas con movilidad reducida.</text:p>
      <text:p text:style-name="P13">Primera campaña solidaria de la UGR para donar ordenadores con software libre a colegios e institutos</text:p>
      <text:p text:style-name="P2"/>
      <text:p text:style-name="P2">La Universidad de Granada ha lanzado la primera campaña solidaria de donación de ordenadores a colegios e institutos, dentro de un convenio firmado con la Universidad Internacional de Andalucía (UNIA) para recoger, reciclar y donar ordenadores usando software libre.</text:p>
      <text:p text:style-name="P2">En el marco de esta campaña, de la que se encarga la Oficina de Software Libre de la UGR, se han acondicionado y dotado con software libre varias decenas de ordenadores, que se donarán en lotes de cinco y diez computadoras a centros escolares. La solicitud, que se lleva a cabo a través de un formulario en la web, se debe hacer a través del AMPA del colegio o instituto; una vez hechas las solicitudes, la OSL evaluará en función de las necesidades y concederá entre 3 y 5 aulas con las características anteriores. Los receptores únicamente tienen que comprometerse a asistir a la formación impartida en la ETSIIT y a recoger personalmente los ordenadores, en el mismo lugar.</text:p>
      <text:p text:style-name="P2">En el marco de las campañas de donación de la UGR, desarrolladas por la OSL, se recogen ordenadores de particulares y de los centros de la UGR, se evalúan y recomponen para que tengan nueva vida, siempre con software libre, un sistema operativo Linux con el que se evitan los virus, se aprovechan las capacidades del ordenador, y no se crea ningún tipo de dependencia. Linux está dotado de todo tipo de software ofimático y de navegación, así como software educativo, libre y gratuito.</text:p>
      <text:p text:style-name="P2">Con esta iniciativa, la primera que se lleva a cabo en el marco del convenio UGR-UNIA, se pone de manifiesto el compromiso de ambas universidades públicas con la sociedad de su entorno y su aportación a mejorar los medios educativos con los que cuentan los colegios.</text:p>
      <text:p text:style-name="P12"><text:span text:style-name="T1">Premios para proyectos solidarios OSL</text:span></text:p>
      <text:p text:style-name="P2"/>
      <text:p text:style-name="P2"><text:span text:style-name="T2">L</text:span>a Oficina del Software Libre de la Universidad de Las Palmas de Gran Canaria <text:span text:style-name="T3">creó una iniciativa, la cual consistía en una </text:span>convocatoria de premios para proyectos fin de carrera, fin de grado, fin de máster y tesinas basados en software libre y para el conocimiento libre de carácter solidario.</text:p>
      <text:p text:style-name="P2">Aunque el título pueda parecer rimbombante, se trata de una iniciativa pionera en España, pues es dar una vuelta más de tuerca al Concurso Universitario de Software Libre que se celebra a nivel nacional, buscando un carácter más social, más implicado.</text:p>
      <text:p text:style-name="P2">Lo mas interesante de esta iniciativa es que no solo se contemplan proyectos sobre aplicaciones de código abierto, sino que está abierto a proyectos de todas las ramas del conocimiento: Ingeniería y arquitectura, Ciencias, Arte y humanidades, Ciencias sociales y jurídicas y Ciencias de la salud; con lo que cualquier miembro de la comunidad universitaria que se encuentre finalizando su carrera o máster puede participar, optar a los premios con los que podrá financiar el desarrollo de su proyecto y además dejar su impronta solidaria para finalizar su andadura universitaria.</text:p>
      <text:p text:style-name="P9">Para ello se ha establecido un sistema de premios, <text:span text:style-name="T3">los cu</text:span>ales pretenden ser la primera piedra de un proyecto que pueda hacerse realidad.</text:p>
      <text:p text:style-name="P9"><text:span text:style-name="T3">L</text:span>a OSL ha definido una serie de formatos y estándares para reflejar tanto los desarrollo como los resultados finales de los proyectos, así como unas directrices para darle divulgación a cada uno de los proyectos susceptibles de premio, en nuestro afán de promover el conocimiento libre y accesible universalmente.</text:p>
      <text:p text:style-name="P2">Todo aquel que quiera participar, y cumpla con los requisitos de la convocatoria, tiene disponible un formulario de solicitud vía web, para notificar su intención de participar en la iniciativa.</text:p>
      <text:p text:style-name="P2">Así pues, desde la OSL anima<text:span text:style-name="T3">n</text:span> al conjunto de la comunidad universitaria a participar, para así conseguir un conocimiento más accesible, más libre y más justo, así como de ayudar a las comunidades menos favorecidas. Primera campaña solidaria de la UGR para donar ordenadores con software libre a colegios e institu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page-layout style:name="Mpm1">
      <style:page-layout-properties fo:page-width="21.001cm" fo:page-height="29.7cm" style:num-format="1" style:print-orientation="portrait" fo:margin-top="0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2-23T12:38:05.698245506</dc:date>
    <meta:editing-duration>PT28M17S</meta:editing-duration>
    <meta:editing-cycles>3</meta:editing-cycles>
    <meta:document-statistic meta:table-count="0" meta:image-count="0" meta:object-count="0" meta:page-count="5" meta:paragraph-count="52" meta:word-count="1694" meta:character-count="11076" meta:non-whitespace-character-count="9353"/>
  </office:meta>
</office:document-meta>
</file>